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style:font-name="Liberation Serif"/>
    </style:style>
    <style:style style:name="T1" style:family="text">
      <style:text-properties style:font-name="DejaVu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all an instance when you experienced the devastating disappointment of failure. How did you initially feel about the failure? How were you able to reconcile the negative outcome? How were you able to overcome negative emotions? How did your perspective or attitude change because of this experience?</text:p>
      <text:p text:style-name="P1"/>
      <text:p text:style-name="P1">Wayne sighed, patted my back and walked away, leaving me alone trapped inside 600+ lines of code. It was Feb 10th, 2013, the final examination day to select from 60 students to form 12-person National Team for IOI(International Olympiad in Informatics). Gaining the ticket to IOI is every OIer's dream. So is mine. But it shattered as I learned my program for GPS problem collapsed, even thought I had spent 3 hours in implementing, and had tested every cases I could think of. But I forgot a slight point that continents might not be connected; they might be split by sea. A change of 10 lines would fix. Later, it turned out only one competitor managed to solve this problem, but he didn't do any checking and believed his program would certainly fail. Even though I got an overall of 6th, owing to my low accumulated score previously(for I dedicate most time in learning English and apply to U.S. Colleges), I was eliminated. Wayne was my comrade, and he also got in since his had done well in the previous exams. “Oh god, how can luck hide so far away from me.” If only I made any one less silly mistake on 4 previous exams, I would turn the tide. Annoyed and depressed, I attributed the fiasco to be running out of luck. “My luck would be back one day.” I believed.</text:p>
      <text:p text:style-name="P1"/>
      <text:p text:style-name="P1">And I was relieved. At that time, I had just submitted my applications to some of the most prestige colleges, and held strong belief that I would get in at least one of them, as a paid back of luck. I realized that I was wrong as I successively received rejection letters. The only college that gave me the offer was without financial aid, and that was just like another rejection. In the following week, I was lost into the river of self-denying. “Maybe I'm yet another normal student with nothing worth showing, and all the previous achievements were simply based on luck, and this time luck happened to be absent.” </text:p>
      <text:p text:style-name="P1"/>
      <text:p text:style-name="P1">But deep down, really, really would I be satisfied of stopping in front of failure like this? Failure can be an event, but never a person. I reviewed my precedent setbacks again. Yes, there might be bad luck, I might not get the same opportunities as those in coastal cities. But these are factors I cannot change. The only thing I can be sure of is my passion, which would never be quenched by failure, but would rise, harder and stronger. And by following passion, a failure cannot really be a failure.</text:p>
      <text:p text:style-name="P1"/>
      <text:p text:style-name="P1">So I stood on the trail once again. I went Hong Kong to take SAT in the following May and June, always be the sole company of myself in the voyage that took nearly a full day. Although the result was still not that satisfactory, but why bother as long as I do it for dream? I spent a week learning the whole Calculus, from a complete outsider to a qualified student to get almost full score in MIT final exam using only half the expected time; I indulged myself in Web development for 20 days, which sometimes involves learning 3 new languages a day, and now I can build a website with better looking as well as functioning than 99% of the websites online. Through months of learning and absorbing crazily, I realize that anything can be achieved, so far as one has passion and determination to strive hard. Never be afraid attempting; while (fail) do {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2T19:49:26</meta:creation-date>
    <dc:date>2013-09-03T23:14:00</dc:date>
    <dc:creator>csimstu </dc:creator>
    <meta:editing-duration>PT2H27M5S</meta:editing-duration>
    <meta:editing-cycles>320</meta:editing-cycles>
    <meta:generator>LibreOffice/3.5$Linux_X86_64 LibreOffice_project/350m1$Build-2</meta:generator>
    <meta:document-statistic meta:table-count="0" meta:image-count="0" meta:object-count="0" meta:page-count="1" meta:paragraph-count="5" meta:word-count="640" meta:character-count="3555" meta:non-whitespace-character-count="2919"/>
  </office:meta>
</office:document-meta>
</file>